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4.4479in" fo:margin-left="0.8646in" table:align="left" style:writing-mode="lr-tb"/>
    </style:style>
    <style:style style:name="Table6.A" style:family="table-column">
      <style:table-column-properties style:column-width="4.4479in"/>
    </style:style>
    <style:style style:name="Table6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6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list-style-name="LS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f0261" officeooo:paragraph-rsid="000f0261" style:font-name-asian="Verdana" style:font-style-asian="normal" style:font-weight-asian="normal" style:font-name-complex="Verdana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paragraph-rsid="000f0261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officeooo:rsid="000f0261" style:font-name-asian="Arial" style:font-size-asian="11pt" style:font-name-complex="Arial" style:font-size-complex="11pt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TINKER ACADEMY</text:span></text:p>
      <text:p text:style-name="P4"/>
      <text:p text:style-name="P2"><text:span text:style-name="T4">Programming Using Java</text:span></text:p>
      <text:p text:style-name="P6"/>
      <text:p text:style-name="P3"><text:span text:style-name="T3">Quiz 2: Java Fundamental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6">Welcome to the Class!</text:span></text:p>
            <text:p text:style-name="P12"/>
            <text:p text:style-name="P11"><text:span text:style-name="T6">This quiz will cover the </text:span><text:span text:style-name="T8">second</text:span><text:span text:style-name="T6"> Programming Using Java class.</text:span></text:p>
            <text:p text:style-name="P12"/>
            <text:p text:style-name="P11"><text:span text:style-name="T6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6">Question 1</text:span></text:p>
          </table:table-cell>
        </table:table-row>
        <table:table-row>
          <table:table-cell table:style-name="Table2.A2" office:value-type="string">
            <text:p text:style-name="P11"><text:span text:style-name="T6">A student created a Java Source File called “hello World.java”. The file name starts with a lower case letter and has a space. </text:span></text:p>
            <text:p text:style-name="P12"/>
            <text:p text:style-name="P11"><text:span text:style-name="T6">Which of the following best describes the Source File name?</text:span></text:p>
            <text:p text:style-name="P12"/>
            <text:list xml:id="list5856612465874967078" text:style-name="LS1">
              <text:list-item>
                <text:p text:style-name="P16"><text:span text:style-name="T6">The Source File name is valid</text:span></text:p>
              </text:list-item>
              <text:list-item>
                <text:p text:style-name="P16"><text:span text:style-name="T6">The Source File name should start with an Upper Case Letter.</text:span></text:p>
              </text:list-item>
              <text:list-item>
                <text:p text:style-name="P16"><text:span text:style-name="T6">The Source File name should not include any spaces.</text:span></text:p>
              </text:list-item>
              <text:list-item>
                <text:p text:style-name="P16"><text:span text:style-name="T6">Both 2 and 3 above</text:span></text:p>
              </text:list-item>
            </text:list>
            <text:p text:style-name="P12"/>
            <text:p text:style-name="P12"/>
            <text:p text:style-name="P11"><text:span text:style-name="T6">Type in 1 in the Answer below if you think option 1 is correct.</text:span></text:p>
            <text:p text:style-name="P11"><text:span text:style-name="T6">Type in 2 in the Answer below if you think option 2 is correct.</text:span></text:p>
            <text:p text:style-name="P11"><text:span text:style-name="T6">Type in 3 in the Answer below if you think option 3 is correct.</text:span></text:p>
            <text:p text:style-name="P11"><text:span text:style-name="T6">Type in 4 in the Answer below if you think option 4 is correct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2.A1" office:value-type="string">
            <text:p text:style-name="P13"/>
            <text:p text:style-name="P12">Answer</text:p>
          </table:table-cell>
        </table:table-row>
        <table:table-row>
          <table:table-cell table:style-name="Table2.A4" office:value-type="string">
            <text:p text:style-name="P20">4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6">Question 2</text:span></text:p>
          </table:table-cell>
        </table:table-row>
        <text:soft-page-break/>
        <table:table-row>
          <table:table-cell table:style-name="Table3.A2" office:value-type="string">
            <text:p text:style-name="P11"><text:span text:style-name="T6">A student created a Java Project with 1 Java Source File called “HelloWorld.java”. </text:span></text:p>
            <text:p text:style-name="P12"/>
            <text:p text:style-name="P11"><text:span text:style-name="T6">The Student then added the following code in the file.</text:span></text:p>
            <text:p text:style-name="P12"/>
            <text:p text:style-name="P11"><text:span text:style-name="T6">public class HelloWorld {</text:span></text:p>
            <text:p text:style-name="P12"/>
            <text:p text:style-name="P12"><text:tab/>/**</text:p>
            <text:p text:style-name="P11"><text:span text:style-name="T6"><text:tab/> * This is the first method that will be executed by the Java Virtual Machine.</text:span></text:p>
            <text:p text:style-name="P12"><text:tab/> * </text:p>
            <text:p text:style-name="P11"><text:span text:style-name="T6"><text:tab/> * It accepts some input and then prints the text "Hello World" to the console.</text:span></text:p>
            <text:p text:style-name="P12"><text:tab/> * </text:p>
            <text:p text:style-name="P11"><text:span text:style-name="T6"><text:tab/> * @param args</text:span></text:p>
            <text:p text:style-name="P12"><text:tab/> */</text:p>
            <text:p text:style-name="P11"><text:span text:style-name="T6"><text:tab/>public void main(String[] args) {</text:span></text:p>
            <text:p text:style-name="P11"><text:span text:style-name="T6"><text:tab/><text:tab/>System.out.println("Hello World");</text:span></text:p>
            <text:p text:style-name="P12"><text:tab/>}</text:p>
            <text:p text:style-name="P12"/>
            <text:p text:style-name="P12">}</text:p>
            <text:p text:style-name="P12"/>
            <text:p text:style-name="P11"><text:span text:style-name="T6">The student wants to run this program by right click on the project, Run As...Java Application. </text:span></text:p>
            <text:p text:style-name="P12"/>
            <text:p text:style-name="P11"><text:span text:style-name="T6">Will the student be successful?</text:span></text:p>
            <text:p text:style-name="P12"/>
            <text:list xml:id="list2467950188434869178" text:style-name="LS2">
              <text:list-item>
                <text:p text:style-name="P17"><text:span text:style-name="T6">Yes the student will be successful and the program will print out “Hello World”</text:span></text:p>
              </text:list-item>
              <text:list-item>
                <text:p text:style-name="P17"><text:span text:style-name="T6">Yes the student will be successful but the program will not print out “Hello World”</text:span></text:p>
              </text:list-item>
              <text:list-item>
                <text:p text:style-name="P17"><text:span text:style-name="T6">No the student will not be successful because method “main” needs to be static</text:span></text:p>
              </text:list-item>
              <text:list-item>
                <text:p text:style-name="P17"><text:span text:style-name="T6">No the student will not be successful because the method “main” is “void”</text:span></text:p>
              </text:list-item>
            </text:list>
            <text:p text:style-name="P12"/>
            <text:p text:style-name="P12"/>
            <text:p text:style-name="P11"><text:span text:style-name="T6">Type in 1 in the Answer below if you think option 1 is correct.</text:span></text:p>
            <text:p text:style-name="P11"><text:span text:style-name="T6">Type in 2 in the Answer below if you think option 2 is correct.</text:span></text:p>
            <text:p text:style-name="P11"><text:span text:style-name="T6">Type in 3 in the Answer below if you think option 3 is correct.</text:span></text:p>
            <text:p text:style-name="P11"><text:span text:style-name="T6">Type in 4 in the Answer below if you think option 4 is correct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20">3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6">Question 3</text:span></text:p>
          </table:table-cell>
        </table:table-row>
        <table:table-row>
          <table:table-cell table:style-name="Table4.A2" office:value-type="string">
            <text:p text:style-name="P11"><text:span text:style-name="T6">Mark all the answers that are true</text:span></text:p>
            <text:p text:style-name="P12"/>
            <text:list xml:id="list8765675425096749870" text:style-name="LS3">
              <text:list-item>
                <text:p text:style-name="P18"><text:soft-page-break/><text:span text:style-name="T6">A Java Source File is called a compilation Unit</text:span></text:p>
              </text:list-item>
              <text:list-item>
                <text:p text:style-name="P18"><text:span text:style-name="T6">A Java Source File can have only 1 class</text:span></text:p>
              </text:list-item>
              <text:list-item>
                <text:p text:style-name="P18"><text:span text:style-name="T6">The keyword public in a method signature indicates that the all other parts of the program can access this method</text:span></text:p>
              </text:list-item>
              <text:list-item>
                <text:p text:style-name="P18"><text:span text:style-name="T6">The keyword static in a method signature indicates that the method can be called by the JVM before an object of the class has been created. </text:span></text:p>
              </text:list-item>
              <text:list-item>
                <text:p text:style-name="P18"><text:span text:style-name="T6">The keyword void indicates that the method can never be invoked.</text:span></text:p>
              </text:list-item>
            </text:list>
            <text:p text:style-name="P12"/>
            <text:p text:style-name="P11"><text:span text:style-name="T6">Type in your answer in the answer box below using commas to separate your choices</text:span></text:p>
            <text:p text:style-name="P12"/>
            <text:p text:style-name="P11"><text:span text:style-name="T6">For example if you think 1 and 3 are the only true statements above, then type in </text:span></text:p>
            <text:p text:style-name="P12"/>
            <text:p text:style-name="P12">1,3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20">1,3,4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6">Question 4</text:span></text:p>
          </table:table-cell>
        </table:table-row>
        <table:table-row>
          <table:table-cell table:style-name="Table5.A2" office:value-type="string">
            <text:p text:style-name="P11"><text:span text:style-name="T6">A Student have defined a new class called MyExample1 in a Java Source File called “MyExample1.java” as follows</text:span></text:p>
            <text:p text:style-name="P12"/>
            <text:p text:style-name="P12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<text:span text:style-name="T6">public class MyExample1 {</text:span></text:p>
                  <text:p text:style-name="P12"><text:tab/></text:p>
                  <text:p text:style-name="P11"><text:span text:style-name="T6"><text:tab/>public static void myStaticMethod1() {</text:span></text:p>
                  <text:p text:style-name="P11"><text:span text:style-name="T6"><text:tab/><text:tab/>System.out.println("myStaticMethod1");</text:span></text:p>
                  <text:p text:style-name="P12"><text:tab/>}</text:p>
                  <text:p text:style-name="P12">}</text:p>
                </table:table-cell>
              </table:table-row>
            </table:table>
            <text:p text:style-name="P13"/>
            <text:p text:style-name="P12"/>
            <text:p text:style-name="P11"><text:span text:style-name="T6">Type in the code to invoke the method “myStaticMethod1” from the main method in the HelloWorld class. </text:span></text:p>
            <text:p text:style-name="P12"/>
            <text:p text:style-name="P11"><text:span text:style-name="T7">You would need to just type in the code to invoke the method “myStaticMethod1”.</text:span></text:p>
            <text:p text:style-name="P12"/>
            <text:p text:style-name="P11"><text:span text:style-name="T6">Indicate your answer in the Answer Box below.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ext:soft-page-break/>
        <table:table-row>
          <table:table-cell table:style-name="Table5.A4" office:value-type="string">
            <text:p text:style-name="P21"><text:span text:style-name="T1">MyExample1.myStaticMethod1</text:span><text:span text:style-name="T2">();</text:span>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05T14:37:55.056561000</dc:date>
    <meta:editing-duration>PT2M16S</meta:editing-duration>
    <meta:document-statistic meta:table-count="6" meta:image-count="0" meta:object-count="0" meta:page-count="4" meta:paragraph-count="75" meta:word-count="594" meta:character-count="3215" meta:non-whitespace-character-count="2669"/>
  </office:meta>
</office:document-meta>
</file>